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font-name="Calibri" fo:font-size="11pt" fo:language="en" fo:country="none" style:font-name-asian="Calibri" style:font-size-asian="11pt" style:font-name-complex="Calibri" style:font-size-complex="11pt"/>
    </style:style>
    <style:style style:name="P2" style:family="paragraph" style:parent-style-name="Standard">
      <style:paragraph-properties fo:margin-top="0in" fo:margin-bottom="0.139in" fo:line-height="115%" style:text-autospace="none"/>
    </style:style>
    <style:style style:name="P3" style:family="paragraph" style:parent-style-name="Standard">
      <style:paragraph-properties fo:margin-top="0in" fo:margin-bottom="0.139in" fo:line-height="115%" style:text-autospace="none"/>
      <style:text-properties style:font-name="Calibri" fo:font-size="11pt" fo:language="en" fo:country="none" style:font-name-asian="Calibri" style:font-size-asian="11pt" style:font-name-complex="Calibri" style:font-size-complex="11pt"/>
    </style:style>
    <style:style style:name="P4" style:family="paragraph" style:parent-style-name="Standard" style:list-style-name="">
      <style:paragraph-properties fo:margin-top="0in" fo:margin-bottom="0.139in" fo:line-height="115%" style:text-autospace="none"/>
      <style:text-properties style:font-name="Calibri" fo:font-size="11pt" fo:language="en" fo:country="none" style:font-name-asian="Calibri" style:font-size-asian="11pt" style:font-name-complex="Calibri"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 Sweeney</text:p>
      <text:p text:style-name="P4">G00283179</text:p>
      <text:p text:style-name="P4">This App was developed mainly for young people so they can learn some Irish the fun way.</text:p>
      <text:p text:style-name="P4">The game is a guessing game where you have a map of Ireland and the county names randomly appear and you have to choose where the county is situated. The names of the Counties are in Irish and also you only have 3 lives. The game is timed and if you complete the game you can choose to submit you score. I have used Azure to store the players data and i also have a top scores page so you can view who was fastest. </text:p>
      <text:p text:style-name="P4">Also I had to use Peter Brodericks developer account because my account was blocked for a month for some reas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5T22:59:24.04</meta:creation-date>
    <meta:editing-duration>PT43S</meta:editing-duration>
    <meta:editing-cycles>2</meta:editing-cycles>
    <meta:generator>OpenOffice/4.1.1$Win32 OpenOffice.org_project/411m6$Build-9775</meta:generator>
    <meta:initial-creator>Joe  Sweeney</meta:initial-creator>
    <meta:document-statistic meta:table-count="0" meta:image-count="0" meta:object-count="0" meta:page-count="1" meta:paragraph-count="5" meta:word-count="125" meta:character-count="635"/>
    <dc:date>2015-01-05T22:59:56.41</dc:date>
    <dc:creator>Joe  Sweeney</dc:creator>
  </office:meta>
</office:document-meta>
</file>